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cd38"/>
    </style:style>
    <style:style style:name="P2" style:family="paragraph" style:parent-style-name="Preformatted_20_Text">
      <style:text-properties officeooo:paragraph-rsid="00057023"/>
    </style:style>
    <style:style style:name="P3" style:family="paragraph" style:parent-style-name="Preformatted_20_Text">
      <style:text-properties officeooo:paragraph-rsid="00071815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8pt" officeooo:rsid="000039aa" style:font-size-asian="88pt" style:font-size-complex="88pt"/>
    </style:style>
    <style:style style:name="T3" style:family="text">
      <style:text-properties fo:font-size="88pt" fo:text-shadow="none" officeooo:rsid="000039aa" style:font-size-asian="88pt" style:font-size-complex="8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66pt" fo:text-shadow="1pt 1pt" style:font-size-asian="66pt" style:font-size-complex="66pt"/>
    </style:style>
    <style:style style:name="T9" style:family="text">
      <style:text-properties fo:font-size="66pt" fo:text-shadow="none" style:font-size-asian="66pt" style:font-size-complex="66pt"/>
    </style:style>
    <style:style style:name="T10" style:family="text">
      <style:text-properties fo:font-size="66pt" fo:text-shadow="none" officeooo:rsid="000039aa" style:font-size-asian="66pt" style:font-size-complex="66pt"/>
    </style:style>
    <style:style style:name="T11" style:family="text">
      <style:text-properties fo:color="#800000" fo:font-size="66pt" fo:text-shadow="none" style:font-size-asian="66pt" style:font-size-complex="66pt"/>
    </style:style>
    <style:style style:name="T12" style:family="text">
      <style:text-properties fo:color="#ffffff" fo:font-size="66pt" fo:text-shadow="none" style:font-size-asian="66pt" style:font-size-complex="66pt"/>
    </style:style>
    <style:style style:name="T13" style:family="text">
      <style:text-properties fo:color="#ffffff" fo:font-size="48pt" fo:text-shadow="none" style:font-size-asian="48pt" style:font-size-complex="48pt"/>
    </style:style>
    <style:style style:name="T14" style:family="text">
      <style:text-properties fo:font-size="14pt" fo:text-shadow="1pt 1pt" style:font-size-asian="12.25pt" style:font-size-complex="14pt"/>
    </style:style>
    <style:style style:name="T15" style:family="text">
      <style:text-properties fo:font-size="14pt" fo:text-shadow="1pt 1pt" officeooo:rsid="00057023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</text:span><text:span text:style-name="T9">རཾ</text:span><text:span text:style-name="T8"> རཾ </text:span><text:span text:style-name="T9">ཡཾ</text:span><text:span text:style-name="T8"> </text:span></text:p>
      <text:p text:style-name="P1"><text:span text:style-name="T2"><text:s/></text:span><text:span text:style-name="T9">རཾ</text:span><text:span text:style-name="T8"> རཾ </text:span><text:span text:style-name="T13">ཡཾ</text:span><text:span text:style-name="T8"> </text:span></text:p>
      <text:p text:style-name="P3"><text:span text:style-name="T3"><text:s/></text:span><text:span text:style-name="T9">རཾ</text:span><text:span text:style-name="T8"> རཾ </text:span><text:span text:style-name="T9">ཡཾ</text:span><text:span text:style-name="T3"> </text:span><text:span text:style-name="T10">མཾ</text:span><text:span text:style-name="T8"> རཾ </text:span><text:span text:style-name="T9">ཡཾ</text:span><text:span text:style-name="T8"> </text:span></text:p>
      <text:p text:style-name="P2"><text:a xlink:type="simple" xlink:href="http://tipitaka.org/tibt/cscd/vin02m4.mul5.xml" text:style-name="Internet_20_link" text:visited-style-name="Visited_20_Internet_20_Link"><text:span text:style-name="T15">http://tipitaka.org/tibt/cscd/vin02m4.mul5.xml</text:span></text:a></text:p>
      <text:p text:style-name="P2"><text:a xlink:type="simple" xlink:href="http://www.lexilogos.com/keyboard/tibetan.htm" text:style-name="Internet_20_link" text:visited-style-name="Visited_20_Internet_20_Link"><text:span text:style-name="T15">http://www.lexilogos.com/keyboard/tibetan.htm</text:span></text:a></text:p>
      <text:p text:style-name="P2"><text:span text:style-name="T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0T12:48:27.204883670</dc:date>
    <meta:editing-duration>PT16M58S</meta:editing-duration>
    <meta:editing-cycles>6</meta:editing-cycles>
    <meta:generator>LibreOffice/4.4.6.3$Linux_X86_64 LibreOffice_project/40m0$Build-3</meta:generator>
    <meta:document-statistic meta:table-count="0" meta:image-count="0" meta:object-count="0" meta:page-count="1" meta:paragraph-count="6" meta:word-count="14" meta:character-count="119" meta:non-whitespace-character-count="103"/>
  </office:meta>
</office:document-meta>
</file>